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b2b2b2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dddddd"/>
    </style:style>
    <style:style style:name="ce23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c2e0ae"/>
    </style:style>
    <style:style style:name="ce6" style:family="table-cell" style:parent-style-name="Default">
      <style:table-cell-properties fo:background-color="#f7a19a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7a19a"/>
    </style:style>
    <style:style style:name="ce30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</style:style>
    <style:style style:name="ce3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adc5e7"/>
    </style:style>
    <style:style style:name="ce10" style:family="table-cell" style:parent-style-name="Default" style:data-style-name="N116">
      <style:table-cell-properties fo:background-color="#fff200"/>
    </style:style>
    <style:style style:name="ce11" style:family="table-cell" style:parent-style-name="Default" style:data-style-name="N116">
      <style:table-cell-properties fo:background-color="#c2e0ae"/>
    </style:style>
    <style:style style:name="ce37" style:family="table-cell" style:parent-style-name="Default" style:data-style-name="N110">
      <style:table-cell-properties fo:background-color="transparent"/>
    </style:style>
    <style:style style:name="ce12" style:family="table-cell" style:parent-style-name="Default" style:data-style-name="N116">
      <style:table-cell-properties fo:background-color="#f7a19a"/>
    </style:style>
    <style:style style:name="ce13" style:family="table-cell" style:parent-style-name="Default" style:data-style-name="N115"/>
    <style:style style:name="ce14" style:family="table-cell" style:parent-style-name="Default" style:data-style-name="N115">
      <style:table-cell-properties fo:background-color="#adc5e7"/>
    </style:style>
    <style:style style:name="ce15" style:family="table-cell" style:parent-style-name="Default" style:data-style-name="N111">
      <style:table-cell-properties fo:background-color="#fff200" style:text-align-source="fix" style:repeat-content="false"/>
      <style:paragraph-properties fo:text-align="start" fo:margin-left="3.53mm"/>
    </style:style>
    <style:style style:name="ce35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1">
      <style:table-cell-properties fo:background-color="#c2e0ae" style:text-align-source="fix" style:repeat-content="false"/>
      <style:paragraph-properties fo:text-align="start" fo:margin-left="3.53mm"/>
    </style:style>
    <style:style style:name="ce17" style:family="table-cell" style:parent-style-name="Default" style:data-style-name="N111">
      <style:table-cell-properties fo:background-color="#f7a19a" style:text-align-source="fix" style:repeat-content="false"/>
      <style:paragraph-properties fo:text-align="start" fo:margin-left="3.53mm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start" fo:margin-left="3.53mm"/>
    </style:style>
    <style:style style:name="ce19" style:family="table-cell" style:parent-style-name="Default" style:data-style-name="N111">
      <style:table-cell-properties fo:background-color="#adc5e7" style:text-align-source="fix" style:repeat-content="false"/>
      <style:paragraph-properties fo:text-align="start" fo:margin-left="3.53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1" office:value-type="string" calcext:value-type="string">
            <text:p>PVC/HDPE</text:p>
          </table:table-cell>
          <table:table-cell office:value-type="string" calcext:value-type="string">
            <text:p>FRP</text:p>
          </table:table-cell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Spiral</text:p>
          </table:table-cell>
          <table:table-cell table:style-name="ce1" office:value-type="string" calcext:value-type="string">
            <text:p>Cast Iron</text:p>
          </table:table-cell>
          <table:table-cell table:style-name="ce1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3" table:style-name="ce1" office:value-type="string" calcext:value-type="string">
            <text:p>e</text:p>
          </table:table-cell>
          <table:table-cell table:number-columns-repeated="5" table:style-name="ce1" office:value-type="string" calcext:value-type="string">
            <text:p>e/D</text:p>
          </table:table-cell>
          <table:table-cell table:number-columns-repeated="5" table:style-name="ce1" office:value-type="string" calcext:value-type="string">
            <text:p>1.14-2*log(e/D)</text:p>
          </table:table-cell>
          <table:table-cell table:number-columns-repeated="5" table:style-name="ce1" office:value-type="string" calcext:value-type="string">
            <text:p>f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" table:formula="of:=0.005* 0.039" office:value-type="float" office:value="0.000195" calcext:value-type="float">
            <text:p>0.000195</text:p>
          </table:table-cell>
          <table:table-cell table:style-name="ce4" table:formula="of:=0.02*0.039" office:value-type="float" office:value="0.00078" calcext:value-type="float">
            <text:p>0.00078</text:p>
          </table:table-cell>
          <table:table-cell table:style-name="ce6" table:formula="of:=0.05*0.039" office:value-type="float" office:value="0.00195" calcext:value-type="float">
            <text:p>0.00195</text:p>
          </table:table-cell>
          <table:table-cell table:style-name="ce1" table:formula="of:=0.1* 0.039" office:value-type="float" office:value="0.0039" calcext:value-type="float">
            <text:p>0.0039</text:p>
          </table:table-cell>
          <table:table-cell table:style-name="ce8" office:value-type="float" office:value="0.0102" calcext:value-type="float">
            <text:p>0.0102</text:p>
          </table:table-cell>
          <table:table-cell table:style-name="ce10" table:formula="of:=[.$B$3]/[.A3]" office:value-type="float" office:value="0.000195" calcext:value-type="float">
            <text:p>0.000195000</text:p>
          </table:table-cell>
          <table:table-cell table:style-name="ce11" table:formula="of:=[.$C$3]/[.A3]" office:value-type="float" office:value="0.00078" calcext:value-type="float">
            <text:p>0.000780000</text:p>
          </table:table-cell>
          <table:table-cell table:style-name="ce12" table:formula="of:=[.$D$3]/[.A3]" office:value-type="float" office:value="0.00195" calcext:value-type="float">
            <text:p>0.001950000</text:p>
          </table:table-cell>
          <table:table-cell table:style-name="ce13" table:formula="of:=[.$E$3]/[.A3]" office:value-type="float" office:value="0.0039" calcext:value-type="float">
            <text:p>0.00390000</text:p>
          </table:table-cell>
          <table:table-cell table:style-name="ce14" table:formula="of:=[.$F$3]/[.A3]" office:value-type="float" office:value="0.0102" calcext:value-type="float">
            <text:p>0.01020000</text:p>
          </table:table-cell>
          <table:table-cell table:style-name="ce3" table:formula="of:=1.14-2*LOG10([.G3])" office:value-type="float" office:value="8.55993077727496" calcext:value-type="float">
            <text:p>8.55993077727496</text:p>
          </table:table-cell>
          <table:table-cell table:style-name="ce5" table:formula="of:=1.14-2*LOG10([.H3])" office:value-type="float" office:value="7.35581079461904" calcext:value-type="float">
            <text:p>7.35581079461904</text:p>
          </table:table-cell>
          <table:table-cell table:style-name="ce7" table:formula="of:=1.14-2*LOG10([.I3])" office:value-type="float" office:value="6.55993077727496" calcext:value-type="float">
            <text:p>6.55993077727496</text:p>
          </table:table-cell>
          <table:table-cell table:formula="of:=1.14-2*LOG10([.J3])" office:value-type="float" office:value="5.957870785947" calcext:value-type="float">
            <text:p>5.957870785947</text:p>
          </table:table-cell>
          <table:table-cell table:style-name="ce9" table:formula="of:=1.14-2*LOG10([.K3])" office:value-type="float" office:value="5.12279965647616" calcext:value-type="float">
            <text:p>5.12279965647616</text:p>
          </table:table-cell>
          <table:table-cell table:style-name="ce15" table:formula="of:=[.L3]^-2" office:value-type="float" office:value="0.0136477008599288" calcext:value-type="float">
            <text:p>0.0136</text:p>
          </table:table-cell>
          <table:table-cell table:style-name="ce16" table:formula="of:=[.M3]^-2" office:value-type="float" office:value="0.0184815716505569" calcext:value-type="float">
            <text:p>0.0185</text:p>
          </table:table-cell>
          <table:table-cell table:style-name="ce17" table:formula="of:=[.N3]^-2" office:value-type="float" office:value="0.0232381465836787" calcext:value-type="float">
            <text:p>0.0232</text:p>
          </table:table-cell>
          <table:table-cell table:style-name="ce18" table:formula="of:=[.O3]^-2" office:value-type="float" office:value="0.0281720103944269" calcext:value-type="float">
            <text:p>0.0282</text:p>
          </table:table-cell>
          <table:table-cell table:style-name="ce19" table:formula="of:=[.P3]^-2" office:value-type="float" office:value="0.0381052887165879" calcext:value-type="float">
            <text:p>0.0381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4]" office:value-type="float" office:value="0.0000975" calcext:value-type="float">
            <text:p>0.000097500</text:p>
          </table:table-cell>
          <table:table-cell table:style-name="ce11" table:formula="of:=[.$C$3]/[.A4]" office:value-type="float" office:value="0.00039" calcext:value-type="float">
            <text:p>0.000390000</text:p>
          </table:table-cell>
          <table:table-cell table:style-name="ce12" table:formula="of:=[.$D$3]/[.A4]" office:value-type="float" office:value="0.000975" calcext:value-type="float">
            <text:p>0.000975000</text:p>
          </table:table-cell>
          <table:table-cell table:style-name="ce13" table:formula="of:=[.$E$3]/[.A4]" office:value-type="float" office:value="0.00195" calcext:value-type="float">
            <text:p>0.00195000</text:p>
          </table:table-cell>
          <table:table-cell table:style-name="ce14" table:formula="of:=[.$F$3]/[.A4]" office:value-type="float" office:value="0.0051" calcext:value-type="float">
            <text:p>0.00510000</text:p>
          </table:table-cell>
          <table:table-cell table:style-name="ce3" table:formula="of:=1.14-2*LOG10([.G4])" office:value-type="float" office:value="9.16199076860293" calcext:value-type="float">
            <text:p>9.16199076860293</text:p>
          </table:table-cell>
          <table:table-cell table:style-name="ce5" table:formula="of:=1.14-2*LOG10([.H4])" office:value-type="float" office:value="7.957870785947" calcext:value-type="float">
            <text:p>7.957870785947</text:p>
          </table:table-cell>
          <table:table-cell table:style-name="ce7" table:formula="of:=1.14-2*LOG10([.I4])" office:value-type="float" office:value="7.16199076860293" calcext:value-type="float">
            <text:p>7.16199076860293</text:p>
          </table:table-cell>
          <table:table-cell table:formula="of:=1.14-2*LOG10([.J4])" office:value-type="float" office:value="6.55993077727496" calcext:value-type="float">
            <text:p>6.55993077727496</text:p>
          </table:table-cell>
          <table:table-cell table:style-name="ce9" table:formula="of:=1.14-2*LOG10([.K4])" office:value-type="float" office:value="5.72485964780413" calcext:value-type="float">
            <text:p>5.72485964780413</text:p>
          </table:table-cell>
          <table:table-cell table:style-name="ce15" table:formula="of:=[.L4]^-2" office:value-type="float" office:value="0.0119129769172234" calcext:value-type="float">
            <text:p>0.0119</text:p>
          </table:table-cell>
          <table:table-cell table:style-name="ce16" table:formula="of:=[.M4]^-2" office:value-type="float" office:value="0.0157908763846443" calcext:value-type="float">
            <text:p>0.0158</text:p>
          </table:table-cell>
          <table:table-cell table:style-name="ce17" table:formula="of:=[.N4]^-2" office:value-type="float" office:value="0.019495415077907" calcext:value-type="float">
            <text:p>0.0195</text:p>
          </table:table-cell>
          <table:table-cell table:style-name="ce18" table:formula="of:=[.O4]^-2" office:value-type="float" office:value="0.0232381465836787" calcext:value-type="float">
            <text:p>0.0232</text:p>
          </table:table-cell>
          <table:table-cell table:style-name="ce19" table:formula="of:=[.P4]^-2" office:value-type="float" office:value="0.0305119744669374" calcext:value-type="float">
            <text:p>0.0305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5]" office:value-type="float" office:value="0.000065" calcext:value-type="float">
            <text:p>0.000065000</text:p>
          </table:table-cell>
          <table:table-cell table:style-name="ce11" table:formula="of:=[.$C$3]/[.A5]" office:value-type="float" office:value="0.00026" calcext:value-type="float">
            <text:p>0.000260000</text:p>
          </table:table-cell>
          <table:table-cell table:style-name="ce12" table:formula="of:=[.$D$3]/[.A5]" office:value-type="float" office:value="0.00065" calcext:value-type="float">
            <text:p>0.000650000</text:p>
          </table:table-cell>
          <table:table-cell table:style-name="ce13" table:formula="of:=[.$E$3]/[.A5]" office:value-type="float" office:value="0.0013" calcext:value-type="float">
            <text:p>0.00130000</text:p>
          </table:table-cell>
          <table:table-cell table:style-name="ce14" table:formula="of:=[.$F$3]/[.A5]" office:value-type="float" office:value="0.0034" calcext:value-type="float">
            <text:p>0.00340000</text:p>
          </table:table-cell>
          <table:table-cell table:style-name="ce3" table:formula="of:=1.14-2*LOG10([.G5])" office:value-type="float" office:value="9.51417328671429" calcext:value-type="float">
            <text:p>9.51417328671429</text:p>
          </table:table-cell>
          <table:table-cell table:style-name="ce5" table:formula="of:=1.14-2*LOG10([.H5])" office:value-type="float" office:value="8.31005330405836" calcext:value-type="float">
            <text:p>8.31005330405836</text:p>
          </table:table-cell>
          <table:table-cell table:style-name="ce7" table:formula="of:=1.14-2*LOG10([.I5])" office:value-type="float" office:value="7.51417328671429" calcext:value-type="float">
            <text:p>7.51417328671429</text:p>
          </table:table-cell>
          <table:table-cell table:formula="of:=1.14-2*LOG10([.J5])" office:value-type="float" office:value="6.91211329538633" calcext:value-type="float">
            <text:p>6.91211329538633</text:p>
          </table:table-cell>
          <table:table-cell table:style-name="ce9" table:formula="of:=1.14-2*LOG10([.K5])" office:value-type="float" office:value="6.07704216591549" calcext:value-type="float">
            <text:p>6.07704216591549</text:p>
          </table:table-cell>
          <table:table-cell table:style-name="ce15" table:formula="of:=[.L5]^-2" office:value-type="float" office:value="0.0110473442041759" calcext:value-type="float">
            <text:p>0.0110</text:p>
          </table:table-cell>
          <table:table-cell table:style-name="ce16" table:formula="of:=[.M5]^-2" office:value-type="float" office:value="0.014480794183693" calcext:value-type="float">
            <text:p>0.0145</text:p>
          </table:table-cell>
          <table:table-cell table:style-name="ce17" table:formula="of:=[.N5]^-2" office:value-type="float" office:value="0.0177107758871857" calcext:value-type="float">
            <text:p>0.0177</text:p>
          </table:table-cell>
          <table:table-cell table:style-name="ce18" table:formula="of:=[.O5]^-2" office:value-type="float" office:value="0.0209304373904915" calcext:value-type="float">
            <text:p>0.0209</text:p>
          </table:table-cell>
          <table:table-cell table:style-name="ce19" table:formula="of:=[.P5]^-2" office:value-type="float" office:value="0.0270779324522986" calcext:value-type="float">
            <text:p>0.0271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6]" office:value-type="float" office:value="0.00004875" calcext:value-type="float">
            <text:p>0.000048750</text:p>
          </table:table-cell>
          <table:table-cell table:style-name="ce11" table:formula="of:=[.$C$3]/[.A6]" office:value-type="float" office:value="0.000195" calcext:value-type="float">
            <text:p>0.000195000</text:p>
          </table:table-cell>
          <table:table-cell table:style-name="ce12" table:formula="of:=[.$D$3]/[.A6]" office:value-type="float" office:value="0.0004875" calcext:value-type="float">
            <text:p>0.000487500</text:p>
          </table:table-cell>
          <table:table-cell table:style-name="ce13" table:formula="of:=[.$E$3]/[.A6]" office:value-type="float" office:value="0.000975" calcext:value-type="float">
            <text:p>0.00097500</text:p>
          </table:table-cell>
          <table:table-cell table:style-name="ce14" table:formula="of:=[.$F$3]/[.A6]" office:value-type="float" office:value="0.00255" calcext:value-type="float">
            <text:p>0.00255000</text:p>
          </table:table-cell>
          <table:table-cell table:style-name="ce3" table:formula="of:=1.14-2*LOG10([.G6])" office:value-type="float" office:value="9.76405075993089" calcext:value-type="float">
            <text:p>9.76405075993089</text:p>
          </table:table-cell>
          <table:table-cell table:style-name="ce5" table:formula="of:=1.14-2*LOG10([.H6])" office:value-type="float" office:value="8.55993077727496" calcext:value-type="float">
            <text:p>8.55993077727496</text:p>
          </table:table-cell>
          <table:table-cell table:style-name="ce7" table:formula="of:=1.14-2*LOG10([.I6])" office:value-type="float" office:value="7.76405075993089" calcext:value-type="float">
            <text:p>7.76405075993089</text:p>
          </table:table-cell>
          <table:table-cell table:formula="of:=1.14-2*LOG10([.J6])" office:value-type="float" office:value="7.16199076860293" calcext:value-type="float">
            <text:p>7.16199076860293</text:p>
          </table:table-cell>
          <table:table-cell table:style-name="ce9" table:formula="of:=1.14-2*LOG10([.K6])" office:value-type="float" office:value="6.32691963913209" calcext:value-type="float">
            <text:p>6.32691963913209</text:p>
          </table:table-cell>
          <table:table-cell table:style-name="ce15" table:formula="of:=[.L6]^-2" office:value-type="float" office:value="0.0104891414724356" calcext:value-type="float">
            <text:p>0.0105</text:p>
          </table:table-cell>
          <table:table-cell table:style-name="ce16" table:formula="of:=[.M6]^-2" office:value-type="float" office:value="0.0136477008599288" calcext:value-type="float">
            <text:p>0.0136</text:p>
          </table:table-cell>
          <table:table-cell table:style-name="ce17" table:formula="of:=[.N6]^-2" office:value-type="float" office:value="0.0165891169127972" calcext:value-type="float">
            <text:p>0.0166</text:p>
          </table:table-cell>
          <table:table-cell table:style-name="ce18" table:formula="of:=[.O6]^-2" office:value-type="float" office:value="0.019495415077907" calcext:value-type="float">
            <text:p>0.0195</text:p>
          </table:table-cell>
          <table:table-cell table:style-name="ce19" table:formula="of:=[.P6]^-2" office:value-type="float" office:value="0.0249813188947645" calcext:value-type="float">
            <text:p>0.0250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7]" office:value-type="float" office:value="0.000039" calcext:value-type="float">
            <text:p>0.000039000</text:p>
          </table:table-cell>
          <table:table-cell table:style-name="ce11" table:formula="of:=[.$C$3]/[.A7]" office:value-type="float" office:value="0.000156" calcext:value-type="float">
            <text:p>0.000156000</text:p>
          </table:table-cell>
          <table:table-cell table:style-name="ce12" table:formula="of:=[.$D$3]/[.A7]" office:value-type="float" office:value="0.00039" calcext:value-type="float">
            <text:p>0.000390000</text:p>
          </table:table-cell>
          <table:table-cell table:style-name="ce13" table:formula="of:=[.$E$3]/[.A7]" office:value-type="float" office:value="0.00078" calcext:value-type="float">
            <text:p>0.00078000</text:p>
          </table:table-cell>
          <table:table-cell table:style-name="ce14" table:formula="of:=[.$F$3]/[.A7]" office:value-type="float" office:value="0.00204" calcext:value-type="float">
            <text:p>0.00204000</text:p>
          </table:table-cell>
          <table:table-cell table:style-name="ce3" table:formula="of:=1.14-2*LOG10([.G7])" office:value-type="float" office:value="9.957870785947" calcext:value-type="float">
            <text:p>9.957870785947</text:p>
          </table:table-cell>
          <table:table-cell table:style-name="ce5" table:formula="of:=1.14-2*LOG10([.H7])" office:value-type="float" office:value="8.75375080329108" calcext:value-type="float">
            <text:p>8.75375080329108</text:p>
          </table:table-cell>
          <table:table-cell table:style-name="ce7" table:formula="of:=1.14-2*LOG10([.I7])" office:value-type="float" office:value="7.957870785947" calcext:value-type="float">
            <text:p>7.957870785947</text:p>
          </table:table-cell>
          <table:table-cell table:formula="of:=1.14-2*LOG10([.J7])" office:value-type="float" office:value="7.35581079461904" calcext:value-type="float">
            <text:p>7.35581079461904</text:p>
          </table:table-cell>
          <table:table-cell table:style-name="ce9" table:formula="of:=1.14-2*LOG10([.K7])" office:value-type="float" office:value="6.5207396651482" calcext:value-type="float">
            <text:p>6.5207396651482</text:p>
          </table:table-cell>
          <table:table-cell table:style-name="ce15" table:formula="of:=[.L7]^-2" office:value-type="float" office:value="0.0100847938960961" calcext:value-type="float">
            <text:p>0.0101</text:p>
          </table:table-cell>
          <table:table-cell table:style-name="ce16" table:formula="of:=[.M7]^-2" office:value-type="float" office:value="0.0130500339523274" calcext:value-type="float">
            <text:p>0.0131</text:p>
          </table:table-cell>
          <table:table-cell table:style-name="ce17" table:formula="of:=[.N7]^-2" office:value-type="float" office:value="0.0157908763846443" calcext:value-type="float">
            <text:p>0.0158</text:p>
          </table:table-cell>
          <table:table-cell table:style-name="ce18" table:formula="of:=[.O7]^-2" office:value-type="float" office:value="0.0184815716505569" calcext:value-type="float">
            <text:p>0.0185</text:p>
          </table:table-cell>
          <table:table-cell table:style-name="ce19" table:formula="of:=[.P7]^-2" office:value-type="float" office:value="0.0235183189867444" calcext:value-type="float">
            <text:p>0.0235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8]" office:value-type="float" office:value="0.0000325" calcext:value-type="float">
            <text:p>0.000032500</text:p>
          </table:table-cell>
          <table:table-cell table:style-name="ce11" table:formula="of:=[.$C$3]/[.A8]" office:value-type="float" office:value="0.00013" calcext:value-type="float">
            <text:p>0.000130000</text:p>
          </table:table-cell>
          <table:table-cell table:style-name="ce12" table:formula="of:=[.$D$3]/[.A8]" office:value-type="float" office:value="0.000325" calcext:value-type="float">
            <text:p>0.000325000</text:p>
          </table:table-cell>
          <table:table-cell table:style-name="ce13" table:formula="of:=[.$E$3]/[.A8]" office:value-type="float" office:value="0.00065" calcext:value-type="float">
            <text:p>0.00065000</text:p>
          </table:table-cell>
          <table:table-cell table:style-name="ce14" table:formula="of:=[.$F$3]/[.A8]" office:value-type="float" office:value="0.0017" calcext:value-type="float">
            <text:p>0.00170000</text:p>
          </table:table-cell>
          <table:table-cell table:style-name="ce3" table:formula="of:=1.14-2*LOG10([.G8])" office:value-type="float" office:value="10.1162332780423" calcext:value-type="float">
            <text:p>10.1162332780423</text:p>
          </table:table-cell>
          <table:table-cell table:style-name="ce5" table:formula="of:=1.14-2*LOG10([.H8])" office:value-type="float" office:value="8.91211329538633" calcext:value-type="float">
            <text:p>8.91211329538633</text:p>
          </table:table-cell>
          <table:table-cell table:style-name="ce7" table:formula="of:=1.14-2*LOG10([.I8])" office:value-type="float" office:value="8.11623327804225" calcext:value-type="float">
            <text:p>8.11623327804225</text:p>
          </table:table-cell>
          <table:table-cell table:formula="of:=1.14-2*LOG10([.J8])" office:value-type="float" office:value="7.51417328671429" calcext:value-type="float">
            <text:p>7.51417328671429</text:p>
          </table:table-cell>
          <table:table-cell table:style-name="ce9" table:formula="of:=1.14-2*LOG10([.K8])" office:value-type="float" office:value="6.67910215724345" calcext:value-type="float">
            <text:p>6.67910215724345</text:p>
          </table:table-cell>
          <table:table-cell table:style-name="ce15" table:formula="of:=[.L8]^-2" office:value-type="float" office:value="0.00977152458318131" calcext:value-type="float">
            <text:p>0.0098</text:p>
          </table:table-cell>
          <table:table-cell table:style-name="ce16" table:formula="of:=[.M8]^-2" office:value-type="float" office:value="0.0125903731650932" calcext:value-type="float">
            <text:p>0.0126</text:p>
          </table:table-cell>
          <table:table-cell table:style-name="ce17" table:formula="of:=[.N8]^-2" office:value-type="float" office:value="0.0151806706360881" calcext:value-type="float">
            <text:p>0.0152</text:p>
          </table:table-cell>
          <table:table-cell table:style-name="ce18" table:formula="of:=[.O8]^-2" office:value-type="float" office:value="0.0177107758871857" calcext:value-type="float">
            <text:p>0.0177</text:p>
          </table:table-cell>
          <table:table-cell table:style-name="ce19" table:formula="of:=[.P8]^-2" office:value-type="float" office:value="0.0224162947175072" calcext:value-type="float">
            <text:p>0.0224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9]" office:value-type="float" office:value="0.0000278571428571429" calcext:value-type="float">
            <text:p>0.000027857</text:p>
          </table:table-cell>
          <table:table-cell table:style-name="ce11" table:formula="of:=[.$C$3]/[.A9]" office:value-type="float" office:value="0.000111428571428571" calcext:value-type="float">
            <text:p>0.000111429</text:p>
          </table:table-cell>
          <table:table-cell table:style-name="ce12" table:formula="of:=[.$D$3]/[.A9]" office:value-type="float" office:value="0.000278571428571429" calcext:value-type="float">
            <text:p>0.000278571</text:p>
          </table:table-cell>
          <table:table-cell table:style-name="ce13" table:formula="of:=[.$E$3]/[.A9]" office:value-type="float" office:value="0.000557142857142857" calcext:value-type="float">
            <text:p>0.00055714</text:p>
          </table:table-cell>
          <table:table-cell table:style-name="ce14" table:formula="of:=[.$F$3]/[.A9]" office:value-type="float" office:value="0.00145714285714286" calcext:value-type="float">
            <text:p>0.00145714</text:p>
          </table:table-cell>
          <table:table-cell table:style-name="ce3" table:formula="of:=1.14-2*LOG10([.G9])" office:value-type="float" office:value="10.2501268573035" calcext:value-type="float">
            <text:p>10.2501268573035</text:p>
          </table:table-cell>
          <table:table-cell table:style-name="ce5" table:formula="of:=1.14-2*LOG10([.H9])" office:value-type="float" office:value="9.04600687464756" calcext:value-type="float">
            <text:p>9.04600687464756</text:p>
          </table:table-cell>
          <table:table-cell table:style-name="ce7" table:formula="of:=1.14-2*LOG10([.I9])" office:value-type="float" office:value="8.25012685730348" calcext:value-type="float">
            <text:p>8.25012685730348</text:p>
          </table:table-cell>
          <table:table-cell table:formula="of:=1.14-2*LOG10([.J9])" office:value-type="float" office:value="7.64806686597552" calcext:value-type="float">
            <text:p>7.64806686597552</text:p>
          </table:table-cell>
          <table:table-cell table:style-name="ce9" table:formula="of:=1.14-2*LOG10([.K9])" office:value-type="float" office:value="6.81299573650468" calcext:value-type="float">
            <text:p>6.81299573650468</text:p>
          </table:table-cell>
          <table:table-cell table:style-name="ce15" table:formula="of:=[.L9]^-2" office:value-type="float" office:value="0.00951790836706657" calcext:value-type="float">
            <text:p>0.0095</text:p>
          </table:table-cell>
          <table:table-cell table:style-name="ce16" table:formula="of:=[.M9]^-2" office:value-type="float" office:value="0.0122204211475249" calcext:value-type="float">
            <text:p>0.0122</text:p>
          </table:table-cell>
          <table:table-cell table:style-name="ce17" table:formula="of:=[.N9]^-2" office:value-type="float" office:value="0.0146919265002552" calcext:value-type="float">
            <text:p>0.0147</text:p>
          </table:table-cell>
          <table:table-cell table:style-name="ce18" table:formula="of:=[.O9]^-2" office:value-type="float" office:value="0.0170960841752913" calcext:value-type="float">
            <text:p>0.0171</text:p>
          </table:table-cell>
          <table:table-cell table:style-name="ce19" table:formula="of:=[.P9]^-2" office:value-type="float" office:value="0.0215438722760564" calcext:value-type="float">
            <text:p>0.0215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0]" office:value-type="float" office:value="0.000024375" calcext:value-type="float">
            <text:p>0.000024375</text:p>
          </table:table-cell>
          <table:table-cell table:style-name="ce11" table:formula="of:=[.$C$3]/[.A10]" office:value-type="float" office:value="0.0000975" calcext:value-type="float">
            <text:p>0.000097500</text:p>
          </table:table-cell>
          <table:table-cell table:style-name="ce12" table:formula="of:=[.$D$3]/[.A10]" office:value-type="float" office:value="0.00024375" calcext:value-type="float">
            <text:p>0.000243750</text:p>
          </table:table-cell>
          <table:table-cell table:style-name="ce13" table:formula="of:=[.$E$3]/[.A10]" office:value-type="float" office:value="0.0004875" calcext:value-type="float">
            <text:p>0.00048750</text:p>
          </table:table-cell>
          <table:table-cell table:style-name="ce14" table:formula="of:=[.$F$3]/[.A10]" office:value-type="float" office:value="0.001275" calcext:value-type="float">
            <text:p>0.00127500</text:p>
          </table:table-cell>
          <table:table-cell table:style-name="ce3" table:formula="of:=1.14-2*LOG10([.G10])" office:value-type="float" office:value="10.3661107512589" calcext:value-type="float">
            <text:p>10.3661107512589</text:p>
          </table:table-cell>
          <table:table-cell table:style-name="ce5" table:formula="of:=1.14-2*LOG10([.H10])" office:value-type="float" office:value="9.16199076860293" calcext:value-type="float">
            <text:p>9.16199076860293</text:p>
          </table:table-cell>
          <table:table-cell table:style-name="ce7" table:formula="of:=1.14-2*LOG10([.I10])" office:value-type="float" office:value="8.36611075125885" calcext:value-type="float">
            <text:p>8.36611075125885</text:p>
          </table:table-cell>
          <table:table-cell table:formula="of:=1.14-2*LOG10([.J10])" office:value-type="float" office:value="7.76405075993089" calcext:value-type="float">
            <text:p>7.76405075993089</text:p>
          </table:table-cell>
          <table:table-cell table:style-name="ce9" table:formula="of:=1.14-2*LOG10([.K10])" office:value-type="float" office:value="6.92897963046005" calcext:value-type="float">
            <text:p>6.92897963046005</text:p>
          </table:table-cell>
          <table:table-cell table:style-name="ce15" table:formula="of:=[.L10]^-2" office:value-type="float" office:value="0.00930611277044034" calcext:value-type="float">
            <text:p>0.0093</text:p>
          </table:table-cell>
          <table:table-cell table:style-name="ce16" table:formula="of:=[.M10]^-2" office:value-type="float" office:value="0.0119129769172234" calcext:value-type="float">
            <text:p>0.0119</text:p>
          </table:table-cell>
          <table:table-cell table:style-name="ce17" table:formula="of:=[.N10]^-2" office:value-type="float" office:value="0.0142873860931068" calcext:value-type="float">
            <text:p>0.0143</text:p>
          </table:table-cell>
          <table:table-cell table:style-name="ce18" table:formula="of:=[.O10]^-2" office:value-type="float" office:value="0.0165891169127972" calcext:value-type="float">
            <text:p>0.0166</text:p>
          </table:table-cell>
          <table:table-cell table:style-name="ce19" table:formula="of:=[.P10]^-2" office:value-type="float" office:value="0.0208286647966964" calcext:value-type="float">
            <text:p>0.0208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1]" office:value-type="float" office:value="0.0000216666666666667" calcext:value-type="float">
            <text:p>0.000021667</text:p>
          </table:table-cell>
          <table:table-cell table:style-name="ce11" table:formula="of:=[.$C$3]/[.A11]" office:value-type="float" office:value="0.0000866666666666667" calcext:value-type="float">
            <text:p>0.000086667</text:p>
          </table:table-cell>
          <table:table-cell table:style-name="ce12" table:formula="of:=[.$D$3]/[.A11]" office:value-type="float" office:value="0.000216666666666667" calcext:value-type="float">
            <text:p>0.000216667</text:p>
          </table:table-cell>
          <table:table-cell table:style-name="ce13" table:formula="of:=[.$E$3]/[.A11]" office:value-type="float" office:value="0.000433333333333333" calcext:value-type="float">
            <text:p>0.00043333</text:p>
          </table:table-cell>
          <table:table-cell table:style-name="ce14" table:formula="of:=[.$F$3]/[.A11]" office:value-type="float" office:value="0.00113333333333333" calcext:value-type="float">
            <text:p>0.00113333</text:p>
          </table:table-cell>
          <table:table-cell table:style-name="ce3" table:formula="of:=1.14-2*LOG10([.G11])" office:value-type="float" office:value="10.4684157961536" calcext:value-type="float">
            <text:p>10.4684157961536</text:p>
          </table:table-cell>
          <table:table-cell table:style-name="ce5" table:formula="of:=1.14-2*LOG10([.H11])" office:value-type="float" office:value="9.26429581349769" calcext:value-type="float">
            <text:p>9.26429581349769</text:p>
          </table:table-cell>
          <table:table-cell table:style-name="ce7" table:formula="of:=1.14-2*LOG10([.I11])" office:value-type="float" office:value="8.46841579615361" calcext:value-type="float">
            <text:p>8.46841579615361</text:p>
          </table:table-cell>
          <table:table-cell table:formula="of:=1.14-2*LOG10([.J11])" office:value-type="float" office:value="7.86635580482565" calcext:value-type="float">
            <text:p>7.86635580482565</text:p>
          </table:table-cell>
          <table:table-cell table:style-name="ce9" table:formula="of:=1.14-2*LOG10([.K11])" office:value-type="float" office:value="7.03128467535482" calcext:value-type="float">
            <text:p>7.03128467535482</text:p>
          </table:table-cell>
          <table:table-cell table:style-name="ce15" table:formula="of:=[.L11]^-2" office:value-type="float" office:value="0.00912510923038106" calcext:value-type="float">
            <text:p>0.0091</text:p>
          </table:table-cell>
          <table:table-cell table:style-name="ce16" table:formula="of:=[.M11]^-2" office:value-type="float" office:value="0.011651321130278" calcext:value-type="float">
            <text:p>0.0117</text:p>
          </table:table-cell>
          <table:table-cell table:style-name="ce17" table:formula="of:=[.N11]^-2" office:value-type="float" office:value="0.0139442658104724" calcext:value-type="float">
            <text:p>0.0139</text:p>
          </table:table-cell>
          <table:table-cell table:style-name="ce18" table:formula="of:=[.O11]^-2" office:value-type="float" office:value="0.0161604268461053" calcext:value-type="float">
            <text:p>0.0162</text:p>
          </table:table-cell>
          <table:table-cell table:style-name="ce19" table:formula="of:=[.P11]^-2" office:value-type="float" office:value="0.0202269609905301" calcext:value-type="float">
            <text:p>0.0202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2]" office:value-type="float" office:value="0.0000195" calcext:value-type="float">
            <text:p>0.000019500</text:p>
          </table:table-cell>
          <table:table-cell table:style-name="ce11" table:formula="of:=[.$C$3]/[.A12]" office:value-type="float" office:value="0.000078" calcext:value-type="float">
            <text:p>0.000078000</text:p>
          </table:table-cell>
          <table:table-cell table:style-name="ce12" table:formula="of:=[.$D$3]/[.A12]" office:value-type="float" office:value="0.000195" calcext:value-type="float">
            <text:p>0.000195000</text:p>
          </table:table-cell>
          <table:table-cell table:style-name="ce13" table:formula="of:=[.$E$3]/[.A12]" office:value-type="float" office:value="0.00039" calcext:value-type="float">
            <text:p>0.00039000</text:p>
          </table:table-cell>
          <table:table-cell table:style-name="ce14" table:formula="of:=[.$F$3]/[.A12]" office:value-type="float" office:value="0.00102" calcext:value-type="float">
            <text:p>0.00102000</text:p>
          </table:table-cell>
          <table:table-cell table:style-name="ce3" table:formula="of:=1.14-2*LOG10([.G12])" office:value-type="float" office:value="10.559930777275" calcext:value-type="float">
            <text:p>10.559930777275</text:p>
          </table:table-cell>
          <table:table-cell table:style-name="ce5" table:formula="of:=1.14-2*LOG10([.H12])" office:value-type="float" office:value="9.35581079461904" calcext:value-type="float">
            <text:p>9.35581079461904</text:p>
          </table:table-cell>
          <table:table-cell table:style-name="ce7" table:formula="of:=1.14-2*LOG10([.I12])" office:value-type="float" office:value="8.55993077727496" calcext:value-type="float">
            <text:p>8.55993077727496</text:p>
          </table:table-cell>
          <table:table-cell table:formula="of:=1.14-2*LOG10([.J12])" office:value-type="float" office:value="7.957870785947" calcext:value-type="float">
            <text:p>7.957870785947</text:p>
          </table:table-cell>
          <table:table-cell table:style-name="ce9" table:formula="of:=1.14-2*LOG10([.K12])" office:value-type="float" office:value="7.12279965647616" calcext:value-type="float">
            <text:p>7.12279965647616</text:p>
          </table:table-cell>
          <table:table-cell table:style-name="ce15" table:formula="of:=[.L12]^-2" office:value-type="float" office:value="0.00896763363834996" calcext:value-type="float">
            <text:p>0.0090</text:p>
          </table:table-cell>
          <table:table-cell table:style-name="ce16" table:formula="of:=[.M12]^-2" office:value-type="float" office:value="0.0114244983501368" calcext:value-type="float">
            <text:p>0.0114</text:p>
          </table:table-cell>
          <table:table-cell table:style-name="ce17" table:formula="of:=[.N12]^-2" office:value-type="float" office:value="0.0136477008599288" calcext:value-type="float">
            <text:p>0.0136</text:p>
          </table:table-cell>
          <table:table-cell table:style-name="ce18" table:formula="of:=[.O12]^-2" office:value-type="float" office:value="0.0157908763846443" calcext:value-type="float">
            <text:p>0.0158</text:p>
          </table:table-cell>
          <table:table-cell table:style-name="ce19" table:formula="of:=[.P12]^-2" office:value-type="float" office:value="0.0197105408731773" calcext:value-type="float">
            <text:p>0.0197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3]" office:value-type="float" office:value="0.0000177272727272727" calcext:value-type="float">
            <text:p>0.000017727</text:p>
          </table:table-cell>
          <table:table-cell table:style-name="ce11" table:formula="of:=[.$C$3]/[.A13]" office:value-type="float" office:value="0.0000709090909090909" calcext:value-type="float">
            <text:p>0.000070909</text:p>
          </table:table-cell>
          <table:table-cell table:style-name="ce12" table:formula="of:=[.$D$3]/[.A13]" office:value-type="float" office:value="0.000177272727272727" calcext:value-type="float">
            <text:p>0.000177273</text:p>
          </table:table-cell>
          <table:table-cell table:style-name="ce13" table:formula="of:=[.$E$3]/[.A13]" office:value-type="float" office:value="0.000354545454545455" calcext:value-type="float">
            <text:p>0.00035455</text:p>
          </table:table-cell>
          <table:table-cell table:style-name="ce14" table:formula="of:=[.$F$3]/[.A13]" office:value-type="float" office:value="0.000927272727272727" calcext:value-type="float">
            <text:p>0.00092727</text:p>
          </table:table-cell>
          <table:table-cell table:style-name="ce3" table:formula="of:=1.14-2*LOG10([.G13])" office:value-type="float" office:value="10.6427161475914" calcext:value-type="float">
            <text:p>10.6427161475914</text:p>
          </table:table-cell>
          <table:table-cell table:style-name="ce5" table:formula="of:=1.14-2*LOG10([.H13])" office:value-type="float" office:value="9.43859616493549" calcext:value-type="float">
            <text:p>9.43859616493549</text:p>
          </table:table-cell>
          <table:table-cell table:style-name="ce7" table:formula="of:=1.14-2*LOG10([.I13])" office:value-type="float" office:value="8.64271614759142" calcext:value-type="float">
            <text:p>8.64271614759142</text:p>
          </table:table-cell>
          <table:table-cell table:formula="of:=1.14-2*LOG10([.J13])" office:value-type="float" office:value="8.04065615626345" calcext:value-type="float">
            <text:p>8.04065615626345</text:p>
          </table:table-cell>
          <table:table-cell table:style-name="ce9" table:formula="of:=1.14-2*LOG10([.K13])" office:value-type="float" office:value="7.20558502679262" calcext:value-type="float">
            <text:p>7.20558502679262</text:p>
          </table:table-cell>
          <table:table-cell table:style-name="ce15" table:formula="of:=[.L13]^-2" office:value-type="float" office:value="0.00882866507234393" calcext:value-type="float">
            <text:p>0.0088</text:p>
          </table:table-cell>
          <table:table-cell table:style-name="ce16" table:formula="of:=[.M13]^-2" office:value-type="float" office:value="0.0112249700274875" calcext:value-type="float">
            <text:p>0.0112</text:p>
          </table:table-cell>
          <table:table-cell table:style-name="ce17" table:formula="of:=[.N13]^-2" office:value-type="float" office:value="0.0133875005156206" calcext:value-type="float">
            <text:p>0.0134</text:p>
          </table:table-cell>
          <table:table-cell table:style-name="ce18" table:formula="of:=[.O13]^-2" office:value-type="float" office:value="0.0154673893750776" calcext:value-type="float">
            <text:p>0.0155</text:p>
          </table:table-cell>
          <table:table-cell table:style-name="ce19" table:formula="of:=[.P13]^-2" office:value-type="float" office:value="0.0192602316150942" calcext:value-type="float">
            <text:p>0.0193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4]" office:value-type="float" office:value="0.00001625" calcext:value-type="float">
            <text:p>0.000016250</text:p>
          </table:table-cell>
          <table:table-cell table:style-name="ce11" table:formula="of:=[.$C$3]/[.A14]" office:value-type="float" office:value="0.000065" calcext:value-type="float">
            <text:p>0.000065000</text:p>
          </table:table-cell>
          <table:table-cell table:style-name="ce12" table:formula="of:=[.$D$3]/[.A14]" office:value-type="float" office:value="0.0001625" calcext:value-type="float">
            <text:p>0.000162500</text:p>
          </table:table-cell>
          <table:table-cell table:style-name="ce13" table:formula="of:=[.$E$3]/[.A14]" office:value-type="float" office:value="0.000325" calcext:value-type="float">
            <text:p>0.00032500</text:p>
          </table:table-cell>
          <table:table-cell table:style-name="ce14" table:formula="of:=[.$F$3]/[.A14]" office:value-type="float" office:value="0.00085" calcext:value-type="float">
            <text:p>0.00085000</text:p>
          </table:table-cell>
          <table:table-cell table:style-name="ce3" table:formula="of:=1.14-2*LOG10([.G14])" office:value-type="float" office:value="10.7182932693702" calcext:value-type="float">
            <text:p>10.7182932693702</text:p>
          </table:table-cell>
          <table:table-cell table:style-name="ce5" table:formula="of:=1.14-2*LOG10([.H14])" office:value-type="float" office:value="9.51417328671429" calcext:value-type="float">
            <text:p>9.51417328671429</text:p>
          </table:table-cell>
          <table:table-cell table:style-name="ce7" table:formula="of:=1.14-2*LOG10([.I14])" office:value-type="float" office:value="8.71829326937021" calcext:value-type="float">
            <text:p>8.71829326937021</text:p>
          </table:table-cell>
          <table:table-cell table:formula="of:=1.14-2*LOG10([.J14])" office:value-type="float" office:value="8.11623327804225" calcext:value-type="float">
            <text:p>8.11623327804225</text:p>
          </table:table-cell>
          <table:table-cell table:style-name="ce9" table:formula="of:=1.14-2*LOG10([.K14])" office:value-type="float" office:value="7.28116214857142" calcext:value-type="float">
            <text:p>7.28116214857142</text:p>
          </table:table-cell>
          <table:table-cell table:style-name="ce15" table:formula="of:=[.L14]^-2" office:value-type="float" office:value="0.00870459818404349" calcext:value-type="float">
            <text:p>0.0087</text:p>
          </table:table-cell>
          <table:table-cell table:style-name="ce16" table:formula="of:=[.M14]^-2" office:value-type="float" office:value="0.0110473442041759" calcext:value-type="float">
            <text:p>0.0110</text:p>
          </table:table-cell>
          <table:table-cell table:style-name="ce17" table:formula="of:=[.N14]^-2" office:value-type="float" office:value="0.0131563994894066" calcext:value-type="float">
            <text:p>0.0132</text:p>
          </table:table-cell>
          <table:table-cell table:style-name="ce18" table:formula="of:=[.O14]^-2" office:value-type="float" office:value="0.0151806706360881" calcext:value-type="float">
            <text:p>0.0152</text:p>
          </table:table-cell>
          <table:table-cell table:style-name="ce19" table:formula="of:=[.P14]^-2" office:value-type="float" office:value="0.018862471411381" calcext:value-type="float">
            <text:p>0.0189</text:p>
          </table:table-cell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5]" office:value-type="float" office:value="0.000015" calcext:value-type="float">
            <text:p>0.000015000</text:p>
          </table:table-cell>
          <table:table-cell table:style-name="ce11" table:formula="of:=[.$C$3]/[.A15]" office:value-type="float" office:value="0.00006" calcext:value-type="float">
            <text:p>0.000060000</text:p>
          </table:table-cell>
          <table:table-cell table:style-name="ce12" table:formula="of:=[.$D$3]/[.A15]" office:value-type="float" office:value="0.00015" calcext:value-type="float">
            <text:p>0.000150000</text:p>
          </table:table-cell>
          <table:table-cell table:style-name="ce13" table:formula="of:=[.$E$3]/[.A15]" office:value-type="float" office:value="0.0003" calcext:value-type="float">
            <text:p>0.00030000</text:p>
          </table:table-cell>
          <table:table-cell table:style-name="ce14" table:formula="of:=[.$F$3]/[.A15]" office:value-type="float" office:value="0.000784615384615385" calcext:value-type="float">
            <text:p>0.00078462</text:p>
          </table:table-cell>
          <table:table-cell table:style-name="ce3" table:formula="of:=1.14-2*LOG10([.G15])" office:value-type="float" office:value="10.7878174818886" calcext:value-type="float">
            <text:p>10.7878174818886</text:p>
          </table:table-cell>
          <table:table-cell table:style-name="ce5" table:formula="of:=1.14-2*LOG10([.H15])" office:value-type="float" office:value="9.58369749923271" calcext:value-type="float">
            <text:p>9.58369749923271</text:p>
          </table:table-cell>
          <table:table-cell table:style-name="ce7" table:formula="of:=1.14-2*LOG10([.I15])" office:value-type="float" office:value="8.78781748188864" calcext:value-type="float">
            <text:p>8.78781748188864</text:p>
          </table:table-cell>
          <table:table-cell table:formula="of:=1.14-2*LOG10([.J15])" office:value-type="float" office:value="8.18575749056068" calcext:value-type="float">
            <text:p>8.18575749056068</text:p>
          </table:table-cell>
          <table:table-cell table:style-name="ce9" table:formula="of:=1.14-2*LOG10([.K15])" office:value-type="float" office:value="7.35068636108984" calcext:value-type="float">
            <text:p>7.35068636108984</text:p>
          </table:table-cell>
          <table:table-cell table:style-name="ce15" table:formula="of:=[.L15]^-2" office:value-type="float" office:value="0.00859276273017628" calcext:value-type="float">
            <text:p>0.0086</text:p>
          </table:table-cell>
          <table:table-cell table:style-name="ce16" table:formula="of:=[.M15]^-2" office:value-type="float" office:value="0.0108876413343541" calcext:value-type="float">
            <text:p>0.0109</text:p>
          </table:table-cell>
          <table:table-cell table:style-name="ce17" table:formula="of:=[.N15]^-2" office:value-type="float" office:value="0.0129490510620708" calcext:value-type="float">
            <text:p>0.0129</text:p>
          </table:table-cell>
          <table:table-cell table:style-name="ce18" table:formula="of:=[.O15]^-2" office:value-type="float" office:value="0.0149238972958089" calcext:value-type="float">
            <text:p>0.0149</text:p>
          </table:table-cell>
          <table:table-cell table:style-name="ce19" table:formula="of:=[.P15]^-2" office:value-type="float" office:value="0.0185073489978285" calcext:value-type="float">
            <text:p>0.0185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6]" office:value-type="float" office:value="0.0000139285714285714" calcext:value-type="float">
            <text:p>0.000013929</text:p>
          </table:table-cell>
          <table:table-cell table:style-name="ce11" table:formula="of:=[.$C$3]/[.A16]" office:value-type="float" office:value="0.0000557142857142857" calcext:value-type="float">
            <text:p>0.000055714</text:p>
          </table:table-cell>
          <table:table-cell table:style-name="ce12" table:formula="of:=[.$D$3]/[.A16]" office:value-type="float" office:value="0.000139285714285714" calcext:value-type="float">
            <text:p>0.000139286</text:p>
          </table:table-cell>
          <table:table-cell table:style-name="ce13" table:formula="of:=[.$E$3]/[.A16]" office:value-type="float" office:value="0.000278571428571429" calcext:value-type="float">
            <text:p>0.00027857</text:p>
          </table:table-cell>
          <table:table-cell table:style-name="ce14" table:formula="of:=[.$F$3]/[.A16]" office:value-type="float" office:value="0.000728571428571429" calcext:value-type="float">
            <text:p>0.00072857</text:p>
          </table:table-cell>
          <table:table-cell table:style-name="ce3" table:formula="of:=1.14-2*LOG10([.G16])" office:value-type="float" office:value="10.8521868486314" calcext:value-type="float">
            <text:p>10.8521868486314</text:p>
          </table:table-cell>
          <table:table-cell table:style-name="ce5" table:formula="of:=1.14-2*LOG10([.H16])" office:value-type="float" office:value="9.64806686597552" calcext:value-type="float">
            <text:p>9.64806686597552</text:p>
          </table:table-cell>
          <table:table-cell table:style-name="ce7" table:formula="of:=1.14-2*LOG10([.I16])" office:value-type="float" office:value="8.85218684863144" calcext:value-type="float">
            <text:p>8.85218684863144</text:p>
          </table:table-cell>
          <table:table-cell table:formula="of:=1.14-2*LOG10([.J16])" office:value-type="float" office:value="8.25012685730348" calcext:value-type="float">
            <text:p>8.25012685730348</text:p>
          </table:table-cell>
          <table:table-cell table:style-name="ce9" table:formula="of:=1.14-2*LOG10([.K16])" office:value-type="float" office:value="7.41505572783264" calcext:value-type="float">
            <text:p>7.41505572783264</text:p>
          </table:table-cell>
          <table:table-cell table:style-name="ce15" table:formula="of:=[.L16]^-2" office:value-type="float" office:value="0.00849112969992499" calcext:value-type="float">
            <text:p>0.0085</text:p>
          </table:table-cell>
          <table:table-cell table:style-name="ce16" table:formula="of:=[.M16]^-2" office:value-type="float" office:value="0.0107428470021848" calcext:value-type="float">
            <text:p>0.0107</text:p>
          </table:table-cell>
          <table:table-cell table:style-name="ce17" table:formula="of:=[.N16]^-2" office:value-type="float" office:value="0.0127614156856156" calcext:value-type="float">
            <text:p>0.0128</text:p>
          </table:table-cell>
          <table:table-cell table:style-name="ce18" table:formula="of:=[.O16]^-2" office:value-type="float" office:value="0.0146919265002552" calcext:value-type="float">
            <text:p>0.0147</text:p>
          </table:table-cell>
          <table:table-cell table:style-name="ce19" table:formula="of:=[.P16]^-2" office:value-type="float" office:value="0.0181874227363756" calcext:value-type="float">
            <text:p>0.0182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7]" office:value-type="float" office:value="0.000013" calcext:value-type="float">
            <text:p>0.000013000</text:p>
          </table:table-cell>
          <table:table-cell table:style-name="ce11" table:formula="of:=[.$C$3]/[.A17]" office:value-type="float" office:value="0.000052" calcext:value-type="float">
            <text:p>0.000052000</text:p>
          </table:table-cell>
          <table:table-cell table:style-name="ce12" table:formula="of:=[.$D$3]/[.A17]" office:value-type="float" office:value="0.00013" calcext:value-type="float">
            <text:p>0.000130000</text:p>
          </table:table-cell>
          <table:table-cell table:style-name="ce13" table:formula="of:=[.$E$3]/[.A17]" office:value-type="float" office:value="0.00026" calcext:value-type="float">
            <text:p>0.00026000</text:p>
          </table:table-cell>
          <table:table-cell table:style-name="ce14" table:formula="of:=[.$F$3]/[.A17]" office:value-type="float" office:value="0.00068" calcext:value-type="float">
            <text:p>0.00068000</text:p>
          </table:table-cell>
          <table:table-cell table:style-name="ce3" table:formula="of:=1.14-2*LOG10([.G17])" office:value-type="float" office:value="10.9121132953863" calcext:value-type="float">
            <text:p>10.9121132953863</text:p>
          </table:table-cell>
          <table:table-cell table:style-name="ce5" table:formula="of:=1.14-2*LOG10([.H17])" office:value-type="float" office:value="9.7079933127304" calcext:value-type="float">
            <text:p>9.7079933127304</text:p>
          </table:table-cell>
          <table:table-cell table:style-name="ce7" table:formula="of:=1.14-2*LOG10([.I17])" office:value-type="float" office:value="8.91211329538633" calcext:value-type="float">
            <text:p>8.91211329538633</text:p>
          </table:table-cell>
          <table:table-cell table:formula="of:=1.14-2*LOG10([.J17])" office:value-type="float" office:value="8.31005330405836" calcext:value-type="float">
            <text:p>8.31005330405836</text:p>
          </table:table-cell>
          <table:table-cell table:style-name="ce9" table:formula="of:=1.14-2*LOG10([.K17])" office:value-type="float" office:value="7.47498217458753" calcext:value-type="float">
            <text:p>7.47498217458753</text:p>
          </table:table-cell>
          <table:table-cell table:style-name="ce15" table:formula="of:=[.L17]^-2" office:value-type="float" office:value="0.00839812369792766" calcext:value-type="float">
            <text:p>0.0084</text:p>
          </table:table-cell>
          <table:table-cell table:style-name="ce16" table:formula="of:=[.M17]^-2" office:value-type="float" office:value="0.0106106273699192" calcext:value-type="float">
            <text:p>0.0106</text:p>
          </table:table-cell>
          <table:table-cell table:style-name="ce17" table:formula="of:=[.N17]^-2" office:value-type="float" office:value="0.0125903731650932" calcext:value-type="float">
            <text:p>0.0126</text:p>
          </table:table-cell>
          <table:table-cell table:style-name="ce18" table:formula="of:=[.O17]^-2" office:value-type="float" office:value="0.014480794183693" calcext:value-type="float">
            <text:p>0.0145</text:p>
          </table:table-cell>
          <table:table-cell table:style-name="ce19" table:formula="of:=[.P17]^-2" office:value-type="float" office:value="0.017896976890338" calcext:value-type="float">
            <text:p>0.0179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8]" office:value-type="float" office:value="0.0000121875" calcext:value-type="float">
            <text:p>0.000012188</text:p>
          </table:table-cell>
          <table:table-cell table:style-name="ce11" table:formula="of:=[.$C$3]/[.A18]" office:value-type="float" office:value="0.00004875" calcext:value-type="float">
            <text:p>0.000048750</text:p>
          </table:table-cell>
          <table:table-cell table:style-name="ce12" table:formula="of:=[.$D$3]/[.A18]" office:value-type="float" office:value="0.000121875" calcext:value-type="float">
            <text:p>0.000121875</text:p>
          </table:table-cell>
          <table:table-cell table:style-name="ce13" table:formula="of:=[.$E$3]/[.A18]" office:value-type="float" office:value="0.00024375" calcext:value-type="float">
            <text:p>0.00024375</text:p>
          </table:table-cell>
          <table:table-cell table:style-name="ce14" table:formula="of:=[.$F$3]/[.A18]" office:value-type="float" office:value="0.0006375" calcext:value-type="float">
            <text:p>0.00063750</text:p>
          </table:table-cell>
          <table:table-cell table:style-name="ce3" table:formula="of:=1.14-2*LOG10([.G18])" office:value-type="float" office:value="10.9681707425868" calcext:value-type="float">
            <text:p>10.9681707425868</text:p>
          </table:table-cell>
          <table:table-cell table:style-name="ce5" table:formula="of:=1.14-2*LOG10([.H18])" office:value-type="float" office:value="9.76405075993089" calcext:value-type="float">
            <text:p>9.76405075993089</text:p>
          </table:table-cell>
          <table:table-cell table:style-name="ce7" table:formula="of:=1.14-2*LOG10([.I18])" office:value-type="float" office:value="8.96817074258681" calcext:value-type="float">
            <text:p>8.96817074258681</text:p>
          </table:table-cell>
          <table:table-cell table:formula="of:=1.14-2*LOG10([.J18])" office:value-type="float" office:value="8.36611075125885" calcext:value-type="float">
            <text:p>8.36611075125885</text:p>
          </table:table-cell>
          <table:table-cell table:style-name="ce9" table:formula="of:=1.14-2*LOG10([.K18])" office:value-type="float" office:value="7.53103962178801" calcext:value-type="float">
            <text:p>7.53103962178801</text:p>
          </table:table-cell>
          <table:table-cell table:style-name="ce15" table:formula="of:=[.L18]^-2" office:value-type="float" office:value="0.00831249878672561" calcext:value-type="float">
            <text:p>0.0083</text:p>
          </table:table-cell>
          <table:table-cell table:style-name="ce16" table:formula="of:=[.M18]^-2" office:value-type="float" office:value="0.0104891414724356" calcext:value-type="float">
            <text:p>0.0105</text:p>
          </table:table-cell>
          <table:table-cell table:style-name="ce17" table:formula="of:=[.N18]^-2" office:value-type="float" office:value="0.0124334675100782" calcext:value-type="float">
            <text:p>0.0124</text:p>
          </table:table-cell>
          <table:table-cell table:style-name="ce18" table:formula="of:=[.O18]^-2" office:value-type="float" office:value="0.0142873860931068" calcext:value-type="float">
            <text:p>0.0143</text:p>
          </table:table-cell>
          <table:table-cell table:style-name="ce19" table:formula="of:=[.P18]^-2" office:value-type="float" office:value="0.0176315354643316" calcext:value-type="float">
            <text:p>0.0176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19]" office:value-type="float" office:value="0.0000114705882352941" calcext:value-type="float">
            <text:p>0.000011471</text:p>
          </table:table-cell>
          <table:table-cell table:style-name="ce11" table:formula="of:=[.$C$3]/[.A19]" office:value-type="float" office:value="0.0000458823529411765" calcext:value-type="float">
            <text:p>0.000045882</text:p>
          </table:table-cell>
          <table:table-cell table:style-name="ce12" table:formula="of:=[.$D$3]/[.A19]" office:value-type="float" office:value="0.000114705882352941" calcext:value-type="float">
            <text:p>0.000114706</text:p>
          </table:table-cell>
          <table:table-cell table:style-name="ce13" table:formula="of:=[.$E$3]/[.A19]" office:value-type="float" office:value="0.000229411764705882" calcext:value-type="float">
            <text:p>0.00022941</text:p>
          </table:table-cell>
          <table:table-cell table:style-name="ce14" table:formula="of:=[.$F$3]/[.A19]" office:value-type="float" office:value="0.0006" calcext:value-type="float">
            <text:p>0.00060000</text:p>
          </table:table-cell>
          <table:table-cell table:style-name="ce3" table:formula="of:=1.14-2*LOG10([.G19])" office:value-type="float" office:value="11.0208286200315" calcext:value-type="float">
            <text:p>11.0208286200315</text:p>
          </table:table-cell>
          <table:table-cell table:style-name="ce5" table:formula="of:=1.14-2*LOG10([.H19])" office:value-type="float" office:value="9.81670863737559" calcext:value-type="float">
            <text:p>9.81670863737559</text:p>
          </table:table-cell>
          <table:table-cell table:style-name="ce7" table:formula="of:=1.14-2*LOG10([.I19])" office:value-type="float" office:value="9.02082862003151" calcext:value-type="float">
            <text:p>9.02082862003151</text:p>
          </table:table-cell>
          <table:table-cell table:formula="of:=1.14-2*LOG10([.J19])" office:value-type="float" office:value="8.41876862870355" calcext:value-type="float">
            <text:p>8.41876862870355</text:p>
          </table:table-cell>
          <table:table-cell table:style-name="ce9" table:formula="of:=1.14-2*LOG10([.K19])" office:value-type="float" office:value="7.58369749923271" calcext:value-type="float">
            <text:p>7.58369749923271</text:p>
          </table:table-cell>
          <table:table-cell table:style-name="ce15" table:formula="of:=[.L19]^-2" office:value-type="float" office:value="0.00823325377880238" calcext:value-type="float">
            <text:p>0.0082</text:p>
          </table:table-cell>
          <table:table-cell table:style-name="ce16" table:formula="of:=[.M19]^-2" office:value-type="float" office:value="0.0103769135247709" calcext:value-type="float">
            <text:p>0.0104</text:p>
          </table:table-cell>
          <table:table-cell table:style-name="ce17" table:formula="of:=[.N19]^-2" office:value-type="float" office:value="0.0122887337797907" calcext:value-type="float">
            <text:p>0.0123</text:p>
          </table:table-cell>
          <table:table-cell table:style-name="ce18" table:formula="of:=[.O19]^-2" office:value-type="float" office:value="0.0141092150154016" calcext:value-type="float">
            <text:p>0.0141</text:p>
          </table:table-cell>
          <table:table-cell table:style-name="ce19" table:formula="of:=[.P19]^-2" office:value-type="float" office:value="0.0173875341982419" calcext:value-type="float">
            <text:p>0.0174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20]" office:value-type="float" office:value="0.0000108333333333333" calcext:value-type="float">
            <text:p>0.000010833</text:p>
          </table:table-cell>
          <table:table-cell table:style-name="ce11" table:formula="of:=[.$C$3]/[.A20]" office:value-type="float" office:value="0.0000433333333333333" calcext:value-type="float">
            <text:p>0.000043333</text:p>
          </table:table-cell>
          <table:table-cell table:style-name="ce12" table:formula="of:=[.$D$3]/[.A20]" office:value-type="float" office:value="0.000108333333333333" calcext:value-type="float">
            <text:p>0.000108333</text:p>
          </table:table-cell>
          <table:table-cell table:style-name="ce13" table:formula="of:=[.$E$3]/[.A20]" office:value-type="float" office:value="0.000216666666666667" calcext:value-type="float">
            <text:p>0.00021667</text:p>
          </table:table-cell>
          <table:table-cell table:style-name="ce14" table:formula="of:=[.$F$3]/[.A20]" office:value-type="float" office:value="0.000566666666666667" calcext:value-type="float">
            <text:p>0.00056667</text:p>
          </table:table-cell>
          <table:table-cell table:style-name="ce3" table:formula="of:=1.14-2*LOG10([.G20])" office:value-type="float" office:value="11.0704757874816" calcext:value-type="float">
            <text:p>11.0704757874816</text:p>
          </table:table-cell>
          <table:table-cell table:style-name="ce5" table:formula="of:=1.14-2*LOG10([.H20])" office:value-type="float" office:value="9.86635580482565" calcext:value-type="float">
            <text:p>9.86635580482565</text:p>
          </table:table-cell>
          <table:table-cell table:style-name="ce7" table:formula="of:=1.14-2*LOG10([.I20])" office:value-type="float" office:value="9.07047578748158" calcext:value-type="float">
            <text:p>9.07047578748158</text:p>
          </table:table-cell>
          <table:table-cell table:formula="of:=1.14-2*LOG10([.J20])" office:value-type="float" office:value="8.46841579615361" calcext:value-type="float">
            <text:p>8.46841579615361</text:p>
          </table:table-cell>
          <table:table-cell table:style-name="ce9" table:formula="of:=1.14-2*LOG10([.K20])" office:value-type="float" office:value="7.63334466668278" calcext:value-type="float">
            <text:p>7.63334466668278</text:p>
          </table:table-cell>
          <table:table-cell table:style-name="ce15" table:formula="of:=[.L20]^-2" office:value-type="float" office:value="0.00815957290547025" calcext:value-type="float">
            <text:p>0.0082</text:p>
          </table:table-cell>
          <table:table-cell table:style-name="ce16" table:formula="of:=[.M20]^-2" office:value-type="float" office:value="0.0102727437221747" calcext:value-type="float">
            <text:p>0.0103</text:p>
          </table:table-cell>
          <table:table-cell table:style-name="ce17" table:formula="of:=[.N20]^-2" office:value-type="float" office:value="0.0121545773921236" calcext:value-type="float">
            <text:p>0.0122</text:p>
          </table:table-cell>
          <table:table-cell table:style-name="ce18" table:formula="of:=[.O20]^-2" office:value-type="float" office:value="0.0139442658104724" calcext:value-type="float">
            <text:p>0.0139</text:p>
          </table:table-cell>
          <table:table-cell table:style-name="ce19" table:formula="of:=[.P20]^-2" office:value-type="float" office:value="0.0171620931620882" calcext:value-type="float">
            <text:p>0.0172</text:p>
          </table:table-cell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21]" office:value-type="float" office:value="0.0000102631578947368" calcext:value-type="float">
            <text:p>0.000010263</text:p>
          </table:table-cell>
          <table:table-cell table:style-name="ce11" table:formula="of:=[.$C$3]/[.A21]" office:value-type="float" office:value="0.0000410526315789474" calcext:value-type="float">
            <text:p>0.000041053</text:p>
          </table:table-cell>
          <table:table-cell table:style-name="ce12" table:formula="of:=[.$D$3]/[.A21]" office:value-type="float" office:value="0.000102631578947368" calcext:value-type="float">
            <text:p>0.000102632</text:p>
          </table:table-cell>
          <table:table-cell table:style-name="ce13" table:formula="of:=[.$E$3]/[.A21]" office:value-type="float" office:value="0.000205263157894737" calcext:value-type="float">
            <text:p>0.00020526</text:p>
          </table:table-cell>
          <table:table-cell table:style-name="ce14" table:formula="of:=[.$F$3]/[.A21]" office:value-type="float" office:value="0.000536842105263158" calcext:value-type="float">
            <text:p>0.00053684</text:p>
          </table:table-cell>
          <table:table-cell table:style-name="ce3" table:formula="of:=1.14-2*LOG10([.G21])" office:value-type="float" office:value="11.1174379791806" calcext:value-type="float">
            <text:p>11.1174379791806</text:p>
          </table:table-cell>
          <table:table-cell table:style-name="ce5" table:formula="of:=1.14-2*LOG10([.H21])" office:value-type="float" office:value="9.9133179965247" calcext:value-type="float">
            <text:p>9.9133179965247</text:p>
          </table:table-cell>
          <table:table-cell table:style-name="ce7" table:formula="of:=1.14-2*LOG10([.I21])" office:value-type="float" office:value="9.11743797918063" calcext:value-type="float">
            <text:p>9.11743797918063</text:p>
          </table:table-cell>
          <table:table-cell table:formula="of:=1.14-2*LOG10([.J21])" office:value-type="float" office:value="8.51537798785266" calcext:value-type="float">
            <text:p>8.51537798785266</text:p>
          </table:table-cell>
          <table:table-cell table:style-name="ce9" table:formula="of:=1.14-2*LOG10([.K21])" office:value-type="float" office:value="7.68030685838182" calcext:value-type="float">
            <text:p>7.68030685838182</text:p>
          </table:table-cell>
          <table:table-cell table:style-name="ce15" table:formula="of:=[.L21]^-2" office:value-type="float" office:value="0.00809078329933617" calcext:value-type="float">
            <text:p>0.0081</text:p>
          </table:table-cell>
          <table:table-cell table:style-name="ce16" table:formula="of:=[.M21]^-2" office:value-type="float" office:value="0.010175644475463" calcext:value-type="float">
            <text:p>0.0102</text:p>
          </table:table-cell>
          <table:table-cell table:style-name="ce17" table:formula="of:=[.N21]^-2" office:value-type="float" office:value="0.0120296880231584" calcext:value-type="float">
            <text:p>0.0120</text:p>
          </table:table-cell>
          <table:table-cell table:style-name="ce18" table:formula="of:=[.O21]^-2" office:value-type="float" office:value="0.0137908850605802" calcext:value-type="float">
            <text:p>0.0138</text:p>
          </table:table-cell>
          <table:table-cell table:style-name="ce19" table:formula="of:=[.P21]^-2" office:value-type="float" office:value="0.0169528553221324" calcext:value-type="float">
            <text:p>0.0170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22]" office:value-type="float" office:value="0.00000975" calcext:value-type="float">
            <text:p>0.000009750</text:p>
          </table:table-cell>
          <table:table-cell table:style-name="ce11" table:formula="of:=[.$C$3]/[.A22]" office:value-type="float" office:value="0.000039" calcext:value-type="float">
            <text:p>0.000039000</text:p>
          </table:table-cell>
          <table:table-cell table:style-name="ce12" table:formula="of:=[.$D$3]/[.A22]" office:value-type="float" office:value="0.0000975" calcext:value-type="float">
            <text:p>0.000097500</text:p>
          </table:table-cell>
          <table:table-cell table:style-name="ce13" table:formula="of:=[.$E$3]/[.A22]" office:value-type="float" office:value="0.000195" calcext:value-type="float">
            <text:p>0.00019500</text:p>
          </table:table-cell>
          <table:table-cell table:style-name="ce14" table:formula="of:=[.$F$3]/[.A22]" office:value-type="float" office:value="0.00051" calcext:value-type="float">
            <text:p>0.00051000</text:p>
          </table:table-cell>
          <table:table-cell table:style-name="ce3" table:formula="of:=1.14-2*LOG10([.G22])" office:value-type="float" office:value="11.1619907686029" calcext:value-type="float">
            <text:p>11.1619907686029</text:p>
          </table:table-cell>
          <table:table-cell table:style-name="ce5" table:formula="of:=1.14-2*LOG10([.H22])" office:value-type="float" office:value="9.957870785947" calcext:value-type="float">
            <text:p>9.957870785947</text:p>
          </table:table-cell>
          <table:table-cell table:style-name="ce7" table:formula="of:=1.14-2*LOG10([.I22])" office:value-type="float" office:value="9.16199076860293" calcext:value-type="float">
            <text:p>9.16199076860293</text:p>
          </table:table-cell>
          <table:table-cell table:formula="of:=1.14-2*LOG10([.J22])" office:value-type="float" office:value="8.55993077727496" calcext:value-type="float">
            <text:p>8.55993077727496</text:p>
          </table:table-cell>
          <table:table-cell table:style-name="ce9" table:formula="of:=1.14-2*LOG10([.K22])" office:value-type="float" office:value="7.72485964780413" calcext:value-type="float">
            <text:p>7.72485964780413</text:p>
          </table:table-cell>
          <table:table-cell table:style-name="ce15" table:formula="of:=[.L22]^-2" office:value-type="float" office:value="0.00802632390765571" calcext:value-type="float">
            <text:p>0.0080</text:p>
          </table:table-cell>
          <table:table-cell table:style-name="ce16" table:formula="of:=[.M22]^-2" office:value-type="float" office:value="0.0100847938960961" calcext:value-type="float">
            <text:p>0.0101</text:p>
          </table:table-cell>
          <table:table-cell table:style-name="ce17" table:formula="of:=[.N22]^-2" office:value-type="float" office:value="0.0119129769172234" calcext:value-type="float">
            <text:p>0.0119</text:p>
          </table:table-cell>
          <table:table-cell table:style-name="ce18" table:formula="of:=[.O22]^-2" office:value-type="float" office:value="0.0136477008599288" calcext:value-type="float">
            <text:p>0.0136</text:p>
          </table:table-cell>
          <table:table-cell table:style-name="ce19" table:formula="of:=[.P22]^-2" office:value-type="float" office:value="0.0167578695343099" calcext:value-type="float">
            <text:p>0.0168</text:p>
          </table:table-cell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23]" office:value-type="float" office:value="0.00000928571428571429" calcext:value-type="float">
            <text:p>0.000009286</text:p>
          </table:table-cell>
          <table:table-cell table:style-name="ce11" table:formula="of:=[.$C$3]/[.A23]" office:value-type="float" office:value="0.0000371428571428571" calcext:value-type="float">
            <text:p>0.000037143</text:p>
          </table:table-cell>
          <table:table-cell table:style-name="ce12" table:formula="of:=[.$D$3]/[.A23]" office:value-type="float" office:value="0.0000928571428571429" calcext:value-type="float">
            <text:p>0.000092857</text:p>
          </table:table-cell>
          <table:table-cell table:style-name="ce13" table:formula="of:=[.$E$3]/[.A23]" office:value-type="float" office:value="0.000185714285714286" calcext:value-type="float">
            <text:p>0.00018571</text:p>
          </table:table-cell>
          <table:table-cell table:style-name="ce14" table:formula="of:=[.$F$3]/[.A23]" office:value-type="float" office:value="0.000485714285714286" calcext:value-type="float">
            <text:p>0.00048571</text:p>
          </table:table-cell>
          <table:table-cell table:style-name="ce3" table:formula="of:=1.14-2*LOG10([.G23])" office:value-type="float" office:value="11.2043693667428" calcext:value-type="float">
            <text:p>11.2043693667428</text:p>
          </table:table-cell>
          <table:table-cell table:style-name="ce5" table:formula="of:=1.14-2*LOG10([.H23])" office:value-type="float" office:value="10.0002493840869" calcext:value-type="float">
            <text:p>10.0002493840869</text:p>
          </table:table-cell>
          <table:table-cell table:style-name="ce7" table:formula="of:=1.14-2*LOG10([.I23])" office:value-type="float" office:value="9.2043693667428" calcext:value-type="float">
            <text:p>9.2043693667428</text:p>
          </table:table-cell>
          <table:table-cell table:formula="of:=1.14-2*LOG10([.J23])" office:value-type="float" office:value="8.60230937541484" calcext:value-type="float">
            <text:p>8.60230937541484</text:p>
          </table:table-cell>
          <table:table-cell table:style-name="ce9" table:formula="of:=1.14-2*LOG10([.K23])" office:value-type="float" office:value="7.767238245944" calcext:value-type="float">
            <text:p>7.767238245944</text:p>
          </table:table-cell>
          <table:table-cell table:style-name="ce15" table:formula="of:=[.L23]^-2" office:value-type="float" office:value="0.00796572235560426" calcext:value-type="float">
            <text:p>0.0080</text:p>
          </table:table-cell>
          <table:table-cell table:style-name="ce16" table:formula="of:=[.M23]^-2" office:value-type="float" office:value="0.00999950125048335" calcext:value-type="float">
            <text:p>0.0100</text:p>
          </table:table-cell>
          <table:table-cell table:style-name="ce17" table:formula="of:=[.N23]^-2" office:value-type="float" office:value="0.0118035304101513" calcext:value-type="float">
            <text:p>0.0118</text:p>
          </table:table-cell>
          <table:table-cell table:style-name="ce18" table:formula="of:=[.O23]^-2" office:value-type="float" office:value="0.0135135634424142" calcext:value-type="float">
            <text:p>0.0135</text:p>
          </table:table-cell>
          <table:table-cell table:style-name="ce19" table:formula="of:=[.P23]^-2" office:value-type="float" office:value="0.0165755041648376" calcext:value-type="float">
            <text:p>0.0166</text:p>
          </table:table-cell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24]" office:value-type="float" office:value="0.00000886363636363636" calcext:value-type="float">
            <text:p>0.000008864</text:p>
          </table:table-cell>
          <table:table-cell table:style-name="ce11" table:formula="of:=[.$C$3]/[.A24]" office:value-type="float" office:value="0.0000354545454545454" calcext:value-type="float">
            <text:p>0.000035455</text:p>
          </table:table-cell>
          <table:table-cell table:style-name="ce12" table:formula="of:=[.$D$3]/[.A24]" office:value-type="float" office:value="0.0000886363636363636" calcext:value-type="float">
            <text:p>0.000088636</text:p>
          </table:table-cell>
          <table:table-cell table:style-name="ce13" table:formula="of:=[.$E$3]/[.A24]" office:value-type="float" office:value="0.000177272727272727" calcext:value-type="float">
            <text:p>0.00017727</text:p>
          </table:table-cell>
          <table:table-cell table:style-name="ce14" table:formula="of:=[.$F$3]/[.A24]" office:value-type="float" office:value="0.000463636363636364" calcext:value-type="float">
            <text:p>0.00046364</text:p>
          </table:table-cell>
          <table:table-cell table:style-name="ce3" table:formula="of:=1.14-2*LOG10([.G24])" office:value-type="float" office:value="11.2447761389194" calcext:value-type="float">
            <text:p>11.2447761389194</text:p>
          </table:table-cell>
          <table:table-cell table:style-name="ce5" table:formula="of:=1.14-2*LOG10([.H24])" office:value-type="float" office:value="10.0406561562635" calcext:value-type="float">
            <text:p>10.0406561562635</text:p>
          </table:table-cell>
          <table:table-cell table:style-name="ce7" table:formula="of:=1.14-2*LOG10([.I24])" office:value-type="float" office:value="9.24477613891938" calcext:value-type="float">
            <text:p>9.24477613891938</text:p>
          </table:table-cell>
          <table:table-cell table:formula="of:=1.14-2*LOG10([.J24])" office:value-type="float" office:value="8.64271614759142" calcext:value-type="float">
            <text:p>8.64271614759142</text:p>
          </table:table-cell>
          <table:table-cell table:style-name="ce9" table:formula="of:=1.14-2*LOG10([.K24])" office:value-type="float" office:value="7.80764501812058" calcext:value-type="float">
            <text:p>7.80764501812058</text:p>
          </table:table-cell>
          <table:table-cell table:style-name="ce15" table:formula="of:=[.L24]^-2" office:value-type="float" office:value="0.00790857745113193" calcext:value-type="float">
            <text:p>0.0079</text:p>
          </table:table-cell>
          <table:table-cell table:style-name="ce16" table:formula="of:=[.M24]^-2" office:value-type="float" office:value="0.00991918088992027" calcext:value-type="float">
            <text:p>0.0099</text:p>
          </table:table-cell>
          <table:table-cell table:style-name="ce17" table:formula="of:=[.N24]^-2" office:value-type="float" office:value="0.0117005749130466" calcext:value-type="float">
            <text:p>0.0117</text:p>
          </table:table-cell>
          <table:table-cell table:style-name="ce18" table:formula="of:=[.O24]^-2" office:value-type="float" office:value="0.0133875005156206" calcext:value-type="float">
            <text:p>0.0134</text:p>
          </table:table-cell>
          <table:table-cell table:style-name="ce19" table:formula="of:=[.P24]^-2" office:value-type="float" office:value="0.0164043822674118" calcext:value-type="float">
            <text:p>0.0164</text:p>
          </table:table-cell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25]" office:value-type="float" office:value="0.00000847826086956522" calcext:value-type="float">
            <text:p>0.000008478</text:p>
          </table:table-cell>
          <table:table-cell table:style-name="ce11" table:formula="of:=[.$C$3]/[.A25]" office:value-type="float" office:value="0.0000339130434782609" calcext:value-type="float">
            <text:p>0.000033913</text:p>
          </table:table-cell>
          <table:table-cell table:style-name="ce12" table:formula="of:=[.$D$3]/[.A25]" office:value-type="float" office:value="0.0000847826086956522" calcext:value-type="float">
            <text:p>0.000084783</text:p>
          </table:table-cell>
          <table:table-cell table:style-name="ce13" table:formula="of:=[.$E$3]/[.A25]" office:value-type="float" office:value="0.000169565217391304" calcext:value-type="float">
            <text:p>0.00016957</text:p>
          </table:table-cell>
          <table:table-cell table:style-name="ce14" table:formula="of:=[.$F$3]/[.A25]" office:value-type="float" office:value="0.000443478260869565" calcext:value-type="float">
            <text:p>0.00044348</text:p>
          </table:table-cell>
          <table:table-cell table:style-name="ce3" table:formula="of:=1.14-2*LOG10([.G25])" office:value-type="float" office:value="11.2833864493102" calcext:value-type="float">
            <text:p>11.2833864493102</text:p>
          </table:table-cell>
          <table:table-cell table:style-name="ce5" table:formula="of:=1.14-2*LOG10([.H25])" office:value-type="float" office:value="10.0792664666542" calcext:value-type="float">
            <text:p>10.0792664666542</text:p>
          </table:table-cell>
          <table:table-cell table:style-name="ce7" table:formula="of:=1.14-2*LOG10([.I25])" office:value-type="float" office:value="9.28338644931015" calcext:value-type="float">
            <text:p>9.28338644931015</text:p>
          </table:table-cell>
          <table:table-cell table:formula="of:=1.14-2*LOG10([.J25])" office:value-type="float" office:value="8.68132645798219" calcext:value-type="float">
            <text:p>8.68132645798219</text:p>
          </table:table-cell>
          <table:table-cell table:style-name="ce9" table:formula="of:=1.14-2*LOG10([.K25])" office:value-type="float" office:value="7.84625532851135" calcext:value-type="float">
            <text:p>7.84625532851135</text:p>
          </table:table-cell>
          <table:table-cell table:style-name="ce15" table:formula="of:=[.L25]^-2" office:value-type="float" office:value="0.00785454576612049" calcext:value-type="float">
            <text:p>0.0079</text:p>
          </table:table-cell>
          <table:table-cell table:style-name="ce16" table:formula="of:=[.M25]^-2" office:value-type="float" office:value="0.00984333229224714" calcext:value-type="float">
            <text:p>0.0098</text:p>
          </table:table-cell>
          <table:table-cell table:style-name="ce17" table:formula="of:=[.N25]^-2" office:value-type="float" office:value="0.0116034501464284" calcext:value-type="float">
            <text:p>0.0116</text:p>
          </table:table-cell>
          <table:table-cell table:style-name="ce18" table:formula="of:=[.O25]^-2" office:value-type="float" office:value="0.0132686831659961" calcext:value-type="float">
            <text:p>0.0133</text:p>
          </table:table-cell>
          <table:table-cell table:style-name="ce19" table:formula="of:=[.P25]^-2" office:value-type="float" office:value="0.0162433322168436" calcext:value-type="float">
            <text:p>0.0162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3"/>
          <table:table-cell table:style-name="ce5"/>
          <table:table-cell table:style-name="ce7"/>
          <table:table-cell/>
          <table:table-cell table:style-name="ce9"/>
          <table:table-cell table:style-name="ce10" table:formula="of:=[.$B$3]/[.A26]" office:value-type="float" office:value="0.000008125" calcext:value-type="float">
            <text:p>0.000008125</text:p>
          </table:table-cell>
          <table:table-cell table:style-name="ce11" table:formula="of:=[.$C$3]/[.A26]" office:value-type="float" office:value="0.0000325" calcext:value-type="float">
            <text:p>0.000032500</text:p>
          </table:table-cell>
          <table:table-cell table:style-name="ce12" table:formula="of:=[.$D$3]/[.A26]" office:value-type="float" office:value="0.00008125" calcext:value-type="float">
            <text:p>0.000081250</text:p>
          </table:table-cell>
          <table:table-cell table:style-name="ce13" table:formula="of:=[.$E$3]/[.A26]" office:value-type="float" office:value="0.0001625" calcext:value-type="float">
            <text:p>0.00016250</text:p>
          </table:table-cell>
          <table:table-cell table:style-name="ce14" table:formula="of:=[.$F$3]/[.A26]" office:value-type="float" office:value="0.000425" calcext:value-type="float">
            <text:p>0.00042500</text:p>
          </table:table-cell>
          <table:table-cell table:style-name="ce3" table:formula="of:=1.14-2*LOG10([.G26])" office:value-type="float" office:value="11.3203532606982" calcext:value-type="float">
            <text:p>11.3203532606982</text:p>
          </table:table-cell>
          <table:table-cell table:style-name="ce5" table:formula="of:=1.14-2*LOG10([.H26])" office:value-type="float" office:value="10.1162332780423" calcext:value-type="float">
            <text:p>10.1162332780423</text:p>
          </table:table-cell>
          <table:table-cell table:style-name="ce7" table:formula="of:=1.14-2*LOG10([.I26])" office:value-type="float" office:value="9.32035326069818" calcext:value-type="float">
            <text:p>9.32035326069818</text:p>
          </table:table-cell>
          <table:table-cell table:formula="of:=1.14-2*LOG10([.J26])" office:value-type="float" office:value="8.71829326937021" calcext:value-type="float">
            <text:p>8.71829326937021</text:p>
          </table:table-cell>
          <table:table-cell table:style-name="ce9" table:formula="of:=1.14-2*LOG10([.K26])" office:value-type="float" office:value="7.88322213989938" calcext:value-type="float">
            <text:p>7.88322213989938</text:p>
          </table:table-cell>
          <table:table-cell table:style-name="ce15" table:formula="of:=[.L26]^-2" office:value-type="float" office:value="0.00780333121098522" calcext:value-type="float">
            <text:p>0.0078</text:p>
          </table:table-cell>
          <table:table-cell table:style-name="ce16" table:formula="of:=[.M26]^-2" office:value-type="float" office:value="0.00977152458318131" calcext:value-type="float">
            <text:p>0.0098</text:p>
          </table:table-cell>
          <table:table-cell table:style-name="ce17" table:formula="of:=[.N26]^-2" office:value-type="float" office:value="0.0115115884121672" calcext:value-type="float">
            <text:p>0.0115</text:p>
          </table:table-cell>
          <table:table-cell table:style-name="ce18" table:formula="of:=[.O26]^-2" office:value-type="float" office:value="0.0131563994894066" calcext:value-type="float">
            <text:p>0.0132</text:p>
          </table:table-cell>
          <table:table-cell table:style-name="ce19" table:formula="of:=[.P26]^-2" office:value-type="float" office:value="0.0160913496115888" calcext:value-type="float">
            <text:p>0.0161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3"/>
          <table:table-cell table:style-name="ce35" table:formula="of:=SUM([.Q3:.Q26])/24" office:value-type="float" office:value="0.00913500561606364" calcext:value-type="float">
            <text:p>0.009</text:p>
          </table:table-cell>
          <table:table-cell table:style-name="ce35" table:formula="of:=SUM([.R3:.R26])/24" office:value-type="float" office:value="0.0116956989077625" calcext:value-type="float">
            <text:p>0.012</text:p>
          </table:table-cell>
          <table:table-cell table:style-name="ce35" table:formula="of:=SUM([.S3:.S26])/24" office:value-type="float" office:value="0.0140358170070016" calcext:value-type="float">
            <text:p>0.014</text:p>
          </table:table-cell>
          <table:table-cell table:style-name="ce35" table:formula="of:=SUM([.T3:.T26])/24" office:value-type="float" office:value="0.0163131307811223" calcext:value-type="float">
            <text:p>0.016</text:p>
          </table:table-cell>
          <table:table-cell table:style-name="ce35" table:formula="of:=SUM([.U3:.U26])/24" office:value-type="float" office:value="0.0205350864485043" calcext:value-type="float">
            <text:p>0.021</text:p>
          </table:table-cell>
        </table:table-row>
        <table:table-row table:style-name="ro1">
          <table:table-cell table:style-name="ce20" office:value-type="string" calcext:value-type="string">
            <text:p>Pg 1 txt</text:p>
          </table:table-cell>
          <table:table-cell table:style-name="ce1" office:value-type="string" calcext:value-type="string">
            <text:p>Le/D</text:p>
          </table:table-cell>
          <table:table-cell office:value-type="string" calcext:value-type="string">
            <text:p>K</text:p>
          </table:table-cell>
          <table:table-cell table:style-name="ce1" table:number-columns-repeated="9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QTY * <text:s/>Le / D * f</text:p>
          </table:table-cell>
          <table:table-cell table:style-name="ce30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TY * <text:s/>Le / D * f</text:p>
          </table:table-cell>
          <table:table-cell table:style-name="ce1" office:value-type="string" calcext:value-type="string">
            <text:p>2 – 8”</text:p>
          </table:table-cell>
          <table:table-cell table:style-name="ce31" table:number-columns-repeated="3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TY * <text:s/>Le / D * f</text:p>
          </table:table-cell>
          <table:table-cell table:style-name="ce1" office:value-type="string" calcext:value-type="string">
            <text:p>10 – 14”</text:p>
          </table:table-cell>
          <table:table-cell table:style-name="ce31" table:number-columns-repeated="3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TY * <text:s/>Le / D * f</text:p>
          </table:table-cell>
          <table:table-cell table:style-name="ce1" office:value-type="string" calcext:value-type="string">
            <text:p>16 – 48”</text:p>
          </table:table-cell>
          <table:table-cell table:style-name="ce31" table:number-columns-repeated="3"/>
          <table:table-cell table:style-name="ce37" table:number-columns-repeated="5"/>
          <table:table-cell table:number-columns-repeated="9"/>
        </table:table-row>
        <table:table-row table:style-name="ro1">
          <table:table-cell table:style-name="ce20" office:value-type="string" calcext:value-type="string">
            <text:p>Pg 2 txt</text:p>
          </table:table-cell>
          <table:table-cell/>
          <table:table-cell table:style-name="Default"/>
          <table:table-cell table:style-name="ce31" table:number-columns-repeated="9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v</text:p>
          </table:table-cell>
          <table:table-cell table:style-name="Default"/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QTY * <text:s/>Le / D * f</text:p>
          </table:table-cell>
          <table:table-cell table:style-name="ce31" table:number-columns-repeated="4"/>
          <table:table-cell table:style-name="ce37" table:number-columns-repeated="5"/>
          <table:table-cell table:number-columns-repeated="9"/>
        </table:table-row>
        <table:table-row table:style-name="ro1">
          <table:table-cell table:style-name="ce20" office:value-type="string" calcext:value-type="string">
            <text:p>Pg 3 txt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QTY * <text:s/>Le / D * f</text:p>
          </table:table-cell>
          <table:table-cell table:style-name="ce1" office:value-type="string" calcext:value-type="string">
            <text:p>2 – 8”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QTY * <text:s/>Le / D * f</text:p>
          </table:table-cell>
          <table:table-cell table:style-name="ce1" office:value-type="string" calcext:value-type="string">
            <text:p>10 – 14”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TY * <text:s/>Le / D * f</text:p>
          </table:table-cell>
          <table:table-cell table:style-name="ce1" office:value-type="string" calcext:value-type="string">
            <text:p>16 – 48”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table:style-name="ce20" office:value-type="string" calcext:value-type="string">
            <text:p>Pg 4 txt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table:style-name="ce20" office:value-type="string" calcext:value-type="string">
            <text:p>Pg 5 txt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TY * <text:s/>Le / D * f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<text:s/>QTY * Rd1(n) * f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<text:s/>QTY * Rd2(n) * f</text:p>
          </table:table-cell>
          <table:table-cell table:number-columns-repeated="18"/>
        </table:table-row>
        <table:table-row table:style-name="ro1">
          <table:table-cell table:style-name="ce22" office:value-type="string" calcext:value-type="string">
            <text:p>Pg 5 rdo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Rd1(0)</text:p>
          </table:table-cell>
          <table:table-cell office:value-type="string" calcext:value-type="string">
            <text:p>4 * 6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d1(1)</text:p>
          </table:table-cell>
          <table:table-cell office:value-type="string" calcext:value-type="string">
            <text:p>8 * 3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d1(2)</text:p>
          </table:table-cell>
          <table:table-cell office:value-type="string" calcext:value-type="string">
            <text:p>15 * 2</text:p>
          </table:table-cell>
          <table:table-cell table:number-columns-repeated="19"/>
        </table:table-row>
        <table:table-row table:style-name="ro1">
          <table:table-cell table:style-name="ce23" office:value-type="string" calcext:value-type="string">
            <text:p>Rd1(3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d1(4)</text:p>
          </table:table-cell>
          <table:table-cell office:value-type="string" calcext:value-type="string">
            <text:p>60 * 1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d2(0)</text:p>
          </table:table-cell>
          <table:table-cell office:value-type="string" calcext:value-type="string">
            <text:p>4 * 3</text:p>
          </table:table-cell>
          <table:table-cell table:number-columns-repeated="19"/>
        </table:table-row>
        <table:table-row table:style-name="ro1">
          <table:table-cell table:style-name="ce23" office:value-type="string" calcext:value-type="string">
            <text:p>Rd2(1)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d2(2)</text:p>
          </table:table-cell>
          <table:table-cell office:value-type="string" calcext:value-type="string">
            <text:p>15 * 1</text:p>
          </table:table-cell>
          <table:table-cell table:number-columns-repeated="19"/>
        </table:table-row>
        <table:table-row table:style-name="ro1">
          <table:table-cell table:style-name="ce20" office:value-type="string" calcext:value-type="string">
            <text:p>Pg 6 txt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v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 Dia</text:p>
          </table:table-cell>
          <table:table-cell table:style-name="Default" office:value-type="string" calcext:value-type="string">
            <text:p>K = Formula 1</text:p>
          </table:table-cell>
          <table:table-cell office:value-type="string" calcext:value-type="string">
            <text:p>K = Formula 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g Dia</text:p>
          </table:table-cell>
          <table:table-cell table:style-name="Default" office:value-type="string" calcext:value-type="string">
            <text:p>K = Formula 3</text:p>
          </table:table-cell>
          <table:table-cell office:value-type="string" calcext:value-type="string">
            <text:p>K = Formula 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mega</text:p>
          </table:table-cell>
          <table:table-cell table:style-name="Default" office:value-type="string" calcext:value-type="string">
            <text:p>&lt;= 45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mega</text:p>
          </table:table-cell>
          <table:table-cell table:style-name="Default"/>
          <table:table-cell office:value-type="string" calcext:value-type="string">
            <text:p>46 – 180</text:p>
          </table:table-cell>
          <table:table-cell table:number-columns-repeated="17"/>
        </table:table-row>
        <table:table-row table:style-name="ro1">
          <table:table-cell table:style-name="ce22" office:value-type="string" calcext:value-type="string">
            <text:p>Pg 6 rdo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Rd1(0)</text:p>
          </table:table-cell>
          <table:table-cell/>
          <table:table-cell table:style-name="Default" office:value-type="string" calcext:value-type="string">
            <text:p>K = .5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Rd1(1)</text:p>
          </table:table-cell>
          <table:table-cell/>
          <table:table-cell table:style-name="Default" office:value-type="string" calcext:value-type="string">
            <text:p>K = .28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Rd1(2)</text:p>
          </table:table-cell>
          <table:table-cell/>
          <table:table-cell table:style-name="Default" office:value-type="string" calcext:value-type="string">
            <text:p>K = .24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Rd1(3)</text:p>
          </table:table-cell>
          <table:table-cell/>
          <table:table-cell table:style-name="Default" office:value-type="string" calcext:value-type="string">
            <text:p>K = .15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Rd1(4)</text:p>
          </table:table-cell>
          <table:table-cell/>
          <table:table-cell table:style-name="Default" office:value-type="string" calcext:value-type="string">
            <text:p>K = .09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Rd1(5)</text:p>
          </table:table-cell>
          <table:table-cell/>
          <table:table-cell table:style-name="Default" office:value-type="string" calcext:value-type="string">
            <text:p>K = .04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Pg 6 chk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K = 1.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5" loext:min-decimal-places="1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00-00-00</text:date>, <text:time style:data-style-name="N2" text:time-value="20:06:49.426860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9:55:54.408123405</meta:creation-date>
    <dc:date>2020-07-17T21:31:42.965478446</dc:date>
    <meta:editing-duration>PT10M11S</meta:editing-duration>
    <meta:editing-cycles>3</meta:editing-cycles>
    <meta:generator>LibreOffice/6.0.7.3$Linux_X86_64 LibreOffice_project/00m0$Build-3</meta:generator>
    <meta:document-statistic meta:table-count="1" meta:cell-count="630" meta:object-count="0"/>
  </office:meta>
</office:document-meta>
</file>